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8.45mm" fo:margin-left="19.91mm" style:page-number="auto" table:align="left" style:writing-mode="lr-tb"/>
    </style:style>
    <style:style style:name="Table1.A" style:family="table-column">
      <style:table-column-properties style:column-width="82.64mm"/>
    </style:style>
    <style:style style:name="Table1.B" style:family="table-column">
      <style:table-column-properties style:column-width="9.15mm"/>
    </style:style>
    <style:style style:name="Table1.C" style:family="table-column">
      <style:table-column-properties style:column-width="26.65mm"/>
    </style:style>
    <style:style style:name="Table1.1" style:family="table-row">
      <style:table-row-properties style:min-row-height="27.27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none" fo:border-bottom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2.54mm" fo:margin-bottom="28.58mm"/>
    </style:style>
    <style:style style:name="P2" style:family="paragraph" style:parent-style-name="Standard">
      <style:paragraph-properties fo:margin-top="10.8mm" fo:margin-bottom="0mm"/>
      <style:text-properties fo:color="#000000" style:font-name="Courier New" fo:font-size="8pt" fo:letter-spacing="-0.11mm" fo:font-weight="bold" style:font-size-asian="8pt" style:font-weight-asian="bold"/>
    </style:style>
    <style:style style:name="P3" style:family="paragraph" style:parent-style-name="Standard">
      <style:paragraph-properties fo:margin-top="11.43mm" fo:margin-bottom="0mm"/>
      <style:text-properties fo:color="#000000" style:font-name="Courier New" fo:font-size="8pt" fo:letter-spacing="-0.25mm" fo:font-weight="bold" style:font-size-asian="8pt" style:font-weight-asian="bold"/>
    </style:style>
    <style:style style:name="P4" style:family="paragraph" style:parent-style-name="Standard">
      <style:paragraph-properties fo:margin-left="6.35mm" fo:margin-right="0mm" fo:margin-top="7.62mm" fo:margin-bottom="0mm" fo:text-indent="0mm" style:auto-text-indent="false"/>
      <style:text-properties fo:color="#000000" style:font-name="Courier New" fo:font-size="8pt" fo:letter-spacing="-0.25mm" fo:font-weight="bold" style:font-size-asian="8pt" style:font-weight-asian="bold"/>
    </style:style>
    <style:style style:name="P5" style:family="paragraph" style:parent-style-name="Standard">
      <style:paragraph-properties fo:margin-left="11.43mm" fo:margin-right="0mm" fo:margin-top="7.62mm" fo:margin-bottom="0mm" fo:text-indent="0mm" style:auto-text-indent="false"/>
      <style:text-properties fo:color="#000000" style:font-name="Arial" fo:font-size="7.5pt" style:font-size-asian="7.5pt" style:text-scale="300%"/>
    </style:style>
    <style:style style:name="P6" style:family="paragraph" style:parent-style-name="Standard">
      <style:text-properties fo:color="#000000" style:font-name="Courier New" fo:font-size="8pt" fo:letter-spacing="-0.25mm" fo:font-weight="bold" style:font-size-asian="8pt" style:font-weight-asian="bold"/>
    </style:style>
    <style:style style:name="P7" style:family="paragraph" style:parent-style-name="Standard">
      <style:paragraph-properties>
        <style:tab-stops>
          <style:tab-stop style:position="36.25mm" style:type="right" style:leader-style="solid" style:leader-text="_"/>
          <style:tab-stop style:position="69.59mm" style:type="right" style:leader-style="solid" style:leader-text="_"/>
        </style:tab-stops>
      </style:paragraph-properties>
      <style:text-properties fo:color="#000000" style:font-name="Courier New" fo:font-size="8pt" fo:letter-spacing="-0.32mm" fo:font-weight="bold" style:font-size-asian="8pt" style:font-weight-asian="bold"/>
    </style:style>
    <style:style style:name="P8" style:family="paragraph" style:parent-style-name="Standard">
      <style:text-properties style:font-name="Courier New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37.84mm"/>
          <style:tab-stop style:position="118.53mm" style:type="right" style:leader-style="solid" style:leader-text="_"/>
        </style:tab-stops>
      </style:paragraph-properties>
      <style:text-properties style:font-name="Courier New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mm" fo:margin-right="0mm" fo:margin-top="3.18mm" fo:margin-bottom="0.64mm" fo:text-indent="0mm" style:auto-text-indent="false"/>
      <style:text-properties fo:color="#000000" style:font-name="Courier New1" fo:font-size="8pt" fo:letter-spacing="-0.25mm" fo:font-weight="bold" style:font-size-asian="8pt" style:font-weight-asian="bold" style:font-size-complex="8pt"/>
    </style:style>
    <style:style style:name="P11" style:family="paragraph" style:parent-style-name="Table_20_Contents">
      <style:text-properties style:font-name="Courier New" fo:font-size="8pt" style:font-size-asian="8pt"/>
    </style:style>
    <style:style style:name="P12" style:family="paragraph" style:parent-style-name="Table_20_Contents">
      <style:paragraph-properties fo:text-align="center" style:justify-single-word="false"/>
      <style:text-properties style:font-name="Courier New1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1" fo:font-size="24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Courier New1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Courier New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ourier New" fo:font-size="8pt" fo:letter-spacing="-0.19mm" fo:font-weight="bold" style:font-size-asian="8pt" style:font-weight-asian="bold"/>
    </style:style>
    <style:style style:name="T2" style:family="text">
      <style:text-properties fo:color="#000000" style:font-name="Courier New" fo:font-size="8pt" fo:letter-spacing="-0.42mm" fo:font-weight="bold" style:font-size-asian="8pt" style:font-weight-asian="bold"/>
    </style:style>
    <style:style style:name="T3" style:family="text">
      <style:text-properties fo:color="#000000" style:text-line-through-style="none" style:text-position="0% 100%" fo:font-size="8pt" fo:letter-spacing="0.18mm" fo:language="en" fo:country="US" style:font-name-asian="Calibri1" style:font-size-asian="8pt" style:language-asian="zh" style:country-asian="CN" style:font-name-complex="Courier New2" style:font-size-complex="8pt" style:text-scale="100%"/>
    </style:style>
    <style:style style:name="T4" style:family="text">
      <style:text-properties style:text-line-through-style="none" style:text-position="0% 100%" style:font-name="Courier New1" fo:font-size="8pt" fo:letter-spacing="0.18mm" fo:language="en" fo:country="US" fo:font-weight="bold" style:font-name-asian="Calibri1" style:font-size-asian="8pt" style:language-asian="zh" style:country-asian="CN" style:font-weight-asian="bold" style:font-name-complex="Courier New2" style:font-size-complex="8pt" style:font-weight-complex="bold" style:text-scale="100%"/>
    </style:style>
    <style:style style:name="T5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8pt" style:font-weight-complex="normal" style:text-scale="100%"/>
    </style:style>
    <style:style style:name="T6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2" style:font-weight-complex="bold" style:text-scale="100%"/>
    </style:style>
    <style:style style:name="T7" style:family="text">
      <style:text-properties fo:letter-spacing="-0.25mm"/>
    </style:style>
    <style:style style:name="T8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THE COMPANIES ACT </text:p>
            <text:p text:style-name="P13">(CHAPTER 50)</text:p>
            <text:p text:style-name="P13">SECTION 86 </text:p>
            <text:p text:style-name="P13"/>
            <text:p text:style-name="P13">NOTICE TO NON-RESIDENT MO HAS INTEREST IN VOTING SHARES OF COMPANY</text:p>
          </table:table-cell>
          <table:table-cell table:style-name="Table1.B1" office:value-type="string">
            <text:p text:style-name="P11"/>
          </table:table-cell>
          <table:table-cell table:style-name="Table1.C1" office:value-type="string">
            <text:p text:style-name="P17"/>
            <text:p text:style-name="P12"><text:span text:style-name="T8">Form</text:span> </text:p>
            <text:p text:style-name="P14">29B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1" office:value-type="string">
            <text:p text:style-name="P11"/>
          </table:table-cell>
          <table:table-cell table:style-name="Table1.B1" office:value-type="string">
            <text:p text:style-name="P15">Folio No</text:p>
          </table:table-cell>
        </table:table-row>
      </table:table>
      <text:p text:style-name="P6"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10" draw:style-name="gr2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</text:p>
      <text:p text:style-name="P6"/>
      <text:p text:style-name="P6"/>
      <text:p text:style-name="P6">Name of Company:<text:span text:style-name="T5"><text:placeholder text:placeholder-type="text">&lt;o.name&gt;</text:placeholder></text:span></text:p>
      <text:p text:style-name="P2">Company No:<text:span text:style-name="T5"><text:placeholder text:placeholder-type="text">&lt;o.uen&gt;</text:placeholder></text:span></text:p>
      <text:p text:style-name="P3">To: Name of Non-Resident:</text:p>
      <text:p text:style-name="P4">Address of Non-Resident:</text:p>
      <text:p text:style-name="P5">I<text:span text:style-name="T4"><text:placeholder text:placeholder-type="text">&lt;get_director1(o.id)['name']&gt;</text:placeholder></text:span>, <text:span text:style-name="T4"><text:placeholder text:placeholder-type="text">&lt;get_partner_full_address(get_director1(o.id)['id'])&gt;</text:placeholder></text:span></text:p>
      <text:p text:style-name="P10">*NRIC/Passport No <text:span text:style-name="T6"><text:placeholder text:placeholder-type="text">&lt;get_director1(o.id)['nric']&gt;</text:placeholder></text:span></text:p>
      <text:p text:style-name="P1"><text:span text:style-name="T1">hereby give notice, pursuant to the provisions of section 86 of the Companies Act, </text:span><text:span text:style-name="T2">of the requirements of Division 4 of Part IV</text:span><text:bookmark text:name="_GoBack"/><text:span text:style-name="T2"> of the Act, which are as follows:</text:span></text:p>
      <text:p text:style-name="Standard"/>
      <text:section text:style-name="Sect1" text:name="Section1">
        <text:p text:style-name="P7">Dated this <text:tab/><text:span text:style-name="T7">day of<text:tab/></text:span></text:p>
        <text:p text:style-name="P8"/>
        <text:p text:style-name="P8"/>
        <text:p text:style-name="P8"/>
        <text:p text:style-name="P8"/>
        <text:p text:style-name="P9"><text:tab/>Signature:<text:tab/></text:p>
        <text:p text:style-name="P8"/>
        <text:p text:style-name="P8"/>
        <text:p text:style-name="P8"><text:tab/><text:tab/><text:tab/>Name: <text:s/><text:span text:style-name="T3"><text:placeholder text:placeholder-type="text">&lt;get_director1(o.id)['name']&gt;</text:placeholder></text:span></text:p>
        <text:p text:style-name="P8"/>
        <text:p text:style-name="P8"/>
        <text:p text:style-name="P8"><text:tab/><text:tab/><text:tab/>Address: <text:span text:style-name="T3"><text:placeholder text:placeholder-type="text">&lt;get_partner_full_address(get_director1(o.id)['id'])&gt;</text:placeholder></text:span></text:p>
        <text:p text:style-name="P8"/>
        <text:p text:style-name="P8"/>
        <text:p text:style-name="P8"/>
        <text:p text:style-name="P8"/>
        <text:p text:style-name="P8">__________________________</text:p>
        <text:p text:style-name="P8">* delete where inapplicable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9mm" fo:margin-bottom="12.14mm" fo:margin-left="14.27mm" fo:margin-right="37.96mm" style:writing-mode="lr-tb" style:layout-grid-color="#c0c0c0" style:layout-grid-lines="1411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52</meta:editing-cycles>
    <meta:creation-date>2015-12-16T07:00:00</meta:creation-date>
    <dc:date>2016-01-14T22:56:24</dc:date>
    <meta:editing-duration>PT11M48S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83" meta:character-count="695" meta:non-whitespace-character-count="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